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5" table:default-cell-style-name="ce6"/>
        <table:table-column table:style-name="co3" table:number-columns-repeated="251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應<text:span text:style-name="T1">  </text:span><text:span text:style-name="T2">收</text:span><text:span text:style-name="T3">  </text:span><text:span text:style-name="T2">票</text:span><text:span text:style-name="T3">  </text:span><text:span text:style-name="T2">據</text:span><text:span text:style-name="T3">  </text:span><text:span text:style-name="T2">到</text:span><text:span text:style-name="T3">  </text:span><text:span text:style-name="T2">期</text:span><text:span text:style-name="T3">  </text:span><text:span text:style-name="T2">分</text:span><text:span text:style-name="T3">  </text:span><text:span text:style-name="T2">析</text:span><text:span text:style-name="T3">  </text:span><text:span text:style-name="T2">表</text:span>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2" office:value-type="string" calcext:value-type="string">
            <text:p>　　　年　　　月　　　日<text:span text:style-name="T4">                                      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客<text:span text:style-name="T4">  </text:span><text:span text:style-name="T5">戶</text:span><text:span text:style-name="T6">  </text:span><text:span text:style-name="T5">名</text:span><text:span text:style-name="T6">  </text:span><text:span text:style-name="T5">稱</text:span></text:p>
          </table:table-cell>
          <table:table-cell table:style-name="ce3" office:value-type="string" calcext:value-type="string">
            <text:p>當月份</text:p>
          </table:table-cell>
          <table:table-cell table:style-name="ce3" office:value-type="string" calcext:value-type="string">
            <text:p>1~30天</text:p>
          </table:table-cell>
          <table:table-cell table:style-name="ce8" office:value-type="string" calcext:value-type="string">
            <text:p>31~60<text:span text:style-name="T7">天</text:span></text:p>
          </table:table-cell>
          <table:table-cell table:style-name="ce8" office:value-type="string" calcext:value-type="string">
            <text:p>61~90<text:span text:style-name="T7">天</text:span></text:p>
          </table:table-cell>
          <table:table-cell table:style-name="ce8" office:value-type="string" calcext:value-type="string">
            <text:p>90<text:span text:style-name="T7">天以上</text:span></text:p>
          </table:table-cell>
          <table:table-cell table:style-name="ce3" office:value-type="string" calcext:value-type="string">
            <text:p>合<text:span text:style-name="T4">    </text:span><text:span text:style-name="T5">計</text:span></text:p>
          </table:table-cell>
          <table:table-cell table:style-name="ce3" office:value-type="string" calcext:value-type="string">
            <text:p>備<text:span text:style-name="T4">    </text:span><text:span text:style-name="T5">註</text:span></text:p>
          </table:table-cell>
          <table:table-cell table:number-columns-repeated="1016"/>
        </table:table-row>
        <table:table-row table:style-name="ro4" table:number-rows-repeated="25">
          <table:table-cell table:style-name="ce4" table:number-columns-repeated="8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8" table:number-rows-spanned="1">
            <text:p>總經理：　　　　　　　　處室主管：<text:span text:style-name="T4"> </text:span><text:span text:style-name="T5">　　　　　　　　　會計：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60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2:57:09</meta:creation-date>
    <dc:creator>QQ</dc:creator>
    <dc:date>2004-03-23T23:05:12</dc:date>
    <meta:print-date>2004-03-23T23:04:05</meta:print-date>
    <meta:document-statistic meta:table-count="1" meta:cell-count="11" meta:object-count="0"/>
    <meta:generator>LibreOffice/5.1.1.3$Windows_x86 LibreOffice_project/89f508ef3ecebd2cfb8e1def0f0ba9a803b88a6d</meta:generator>
  </office:meta>
</office:document-meta>
</file>